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1642e8" officeooo:paragraph-rsid="001642e8"/>
    </style:style>
    <style:style style:name="P2" style:family="paragraph" style:parent-style-name="Text_20_body">
      <style:text-properties officeooo:rsid="00177937" officeooo:paragraph-rsid="00177937"/>
    </style:style>
    <style:style style:name="P3" style:family="paragraph" style:parent-style-name="Text_20_body">
      <style:text-properties officeooo:rsid="001960d0" officeooo:paragraph-rsid="001960d0"/>
    </style:style>
    <style:style style:name="P4" style:family="paragraph" style:parent-style-name="Text_20_body">
      <style:text-properties officeooo:rsid="00196a1b" officeooo:paragraph-rsid="00196a1b"/>
    </style:style>
    <style:style style:name="P5" style:family="paragraph" style:parent-style-name="Heading_20_1">
      <style:paragraph-properties fo:text-align="center" style:justify-single-word="false"/>
    </style:style>
    <style:style style:name="P6" style:family="paragraph" style:parent-style-name="Heading_20_3">
      <style:text-properties officeooo:rsid="001642e8" officeooo:paragraph-rsid="001642e8"/>
    </style:style>
    <style:style style:name="P7" style:family="paragraph" style:parent-style-name="Heading_20_3">
      <style:text-properties officeooo:rsid="001642e8" officeooo:paragraph-rsid="001960d0"/>
    </style:style>
    <style:style style:name="P8" style:family="paragraph" style:parent-style-name="Header">
      <style:text-properties officeooo:rsid="001642e8" officeooo:paragraph-rsid="001642e8"/>
    </style:style>
    <style:style style:name="T1" style:family="text">
      <style:text-properties officeooo:rsid="001960d0"/>
    </style:style>
    <style:style style:name="T2" style:family="text">
      <style:text-properties officeooo:rsid="0019e9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Blog Posts</text:h>
      <text:h text:style-name="Heading_20_3" text:outline-level="3">Week 1</text:h>
      <text:p text:style-name="P1">The first week was designed for us to get to grips with what was being asked of us within the project and for us to meet and get to know our project partners that were assigned to us at the start of the module. This was a crucial part of our project as it would have allowed us to get to know our groups strengths and weaknesses and start to delegate work accordingly. Unfortunately this did not happen, each of us individually got to grips with the project brief and started scheming individually for game concepts and ideas that would be feasible to implement searching and sorting algorithms into. By the end of this week we had not set-up any communication lines and had not introduced ourselves to other group members. In hindsight this was the start of the long line of problems that we would face within this project.</text:p>
      <text:h text:style-name="P6" text:outline-level="3">Week 2</text:h>
      <text:p text:style-name="P1">Week started with us talking amongst ourselves for the first time, however this was brief and we were still unable to finalise a game idea that we were going to stick to for our program. This week was mainly devoted into researching into different searching and sorting algorithms, how they work and how I would go about implementing them into our project. Yet again this was a poor effort on communication between the group and by now we were starting to see that we had fallen behind the other groups in our class even by the second week.</text:p>
      <text:h text:style-name="P6" text:outline-level="3">Week 3</text:h>
      <text:p text:style-name="P1">Week 3 was the turning point for our group in terms of communication and setting an idea to work with. Within this week we discussed possible ideas that we could use and ended up with the idea of a car/racing game in which players race against the clock to collect as many randomly placed items as they could in the given time frame. Based purely off of this talk we were able to start thinking from the same point of view, discussing how algorithms would be implemented and which functionalities they would posses. The rest of the week was spent expanding the game concept and modifying anything that could raise problems later on in the development cycle do to overlooking aspects.</text:p>
      <text:h text:style-name="P6" text:outline-level="3">Week 4</text:h>
      <text:p text:style-name="P2">During our time together in week 4 our main aim was to catch up with all the documentation that we missed in previous weeks. Within this session we created out storyboards and UML Activity Diagrams and also decided upon programming our game concept using the pygame API, <text:span text:style-name="T1">our game was now alive. We had the necessary documentation to develop our game upon. The map was created within this week and an idea session for objectives was hosted to grasp a better understanding on our aims within the game and the immersiveness. We ended the week with the task of finding or creating the necessary sprites for all the parts of our game.</text:span></text:p>
      <text:h text:style-name="P7" text:outline-level="3"><text:soft-page-break/>Week 5-6</text:h>
      <text:p text:style-name="P3">This week I development of our code started, simple functional features such as player movement and item spawns were implemented along with the timer class to give us a very simplistic but responsive game. This to me seemed like the main part of the project, the complicated part was done. This was until I started the implementation of the algorithms to manipulate our current data. This is where I ran into problems, I found that some of our data types were incompatible with our algorithms, such case was the dictionary I used to keep values of items. The workaround for this took a long time to implement, in the end I found that by splitting the dictionary down into two lists of keys and values I could then zip the lists up and run the zip through our sorting algorithm passing the first zipped list as the key/value that I wanted to sort it by, the end product is a set of lists that can be manipulated to recreate the dictionary in an ordered state.</text:p>
      <text:h text:style-name="P7" text:outline-level="3">Week 7</text:h>
      <text:p text:style-name="P4">This week I implemented <text:span text:style-name="T2">Dijkstra’s</text:span> algorithm and insertion sort into the program these <text:span text:style-name="T2">working together paved the way for a new element to be added to the HUD of the game. Distances between the car and the “engine” items are now sorted through Dijkstra’s and the distance is updated in real time, creating by design a marginally helpful location system to help the user locate engines around the map, while also changing dynamically based off of the shortest path to each engine. As this was the final week before our presentation of our project Testing was done to our game to straighten out any bugs that could arise, and code was finalised with comments and doc-strings in relevant places to help new users understand the codes purpose and increase readab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42e8" officeooo:paragraph-rsid="001642e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onathan Salm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dsalmon </meta:initial-creator>
    <meta:creation-date>2016-03-12T18:51:48.606192503</meta:creation-date>
    <dc:date>2016-03-12T20:54:48.010580247</dc:date>
    <dc:creator>jdsalmon </dc:creator>
    <meta:editing-duration>PT32M21S</meta:editing-duration>
    <meta:editing-cycles>4</meta:editing-cycles>
    <meta:generator>LibreOffice/4.3.3.2$Linux_X86_64 LibreOffice_project/430m0$Build-2</meta:generator>
    <meta:document-statistic meta:table-count="0" meta:image-count="0" meta:object-count="0" meta:page-count="2" meta:paragraph-count="14" meta:word-count="802" meta:character-count="4461" meta:non-whitespace-character-count="3673"/>
  </office:meta>
</office:document-meta>
</file>